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12440000635200004240FD26FE86A55E0A08.svg" manifest:media-type="image/svg+xml"/>
  <manifest:file-entry manifest:full-path="Pictures/1000000100000362000002421C719C47B2AC0DB1.png" manifest:media-type="image/png"/>
  <manifest:file-entry manifest:full-path="Pictures/10017FD60000116F000016531442E3AF31B3F3B0.svg" manifest:media-type="image/svg+xml"/>
  <manifest:file-entry manifest:full-path="Pictures/100000010000012B000000C5895CEBE457B7DD2D.png" manifest:media-type="image/png"/>
  <manifest:file-entry manifest:full-path="Pictures/10000D4F000015FE000012CFA074BCB006691FC2.svg" manifest:media-type="image/svg+xml"/>
  <manifest:file-entry manifest:full-path="Pictures/10000001000000E4000000DBAC5C0D171E58564A.png" manifest:media-type="image/png"/>
  <manifest:file-entry manifest:full-path="Pictures/10000001000000A9000000D85E35D5D40106B437.png" manifest:media-type="image/png"/>
  <manifest:file-entry manifest:full-path="Pictures/10000001000000D5000000B6780D3E9FC9C9C03E.png" manifest:media-type="image/png"/>
  <manifest:file-entry manifest:full-path="Pictures/1000058E00001EE0000014678661FECCA3CEDC3B.svg" manifest:media-type="image/svg+xml"/>
  <manifest:file-entry manifest:full-path="Pictures/100004F800001787000016A2260584D227CD4126.svg" manifest:media-type="image/svg+xml"/>
  <manifest:file-entry manifest:full-path="Pictures/1000073F000017A2000015FB4C41995623E7DC4F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dp2" style:family="drawing-page"/>
    <style:style style:name="gr1" style:family="graphic" style:parent-style-name="Object_20_with_20_no_20_fill_20_and_20_no_20_line">
      <style:graphic-properties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7.446cm" fo:min-width="25.651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c6c6ce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16217b" draw:textarea-horizontal-align="center" draw:textarea-vertical-align="middle" loext:decorative="false"/>
    </style:style>
    <style:style style:name="gr7" style:family="graphic" style:parent-style-name="standard">
      <style:graphic-properties draw:stroke="solid" draw:stroke-dash="Dash_20_Dot_20_4" svg:stroke-width="0.253cm" svg:stroke-color="#ffffff" draw:stroke-linejoin="miter" svg:stroke-linecap="butt" draw:fill="none" draw:fill-color="#16217b" draw:textarea-horizontal-align="center" draw:textarea-vertical-align="middle" fo:padding-top="0.251cm" fo:padding-bottom="0.251cm" fo:padding-left="0.376cm" fo:padding-right="0.376cm" loext:decorative="false"/>
    </style:style>
    <style:style style:name="gr8" style:family="graphic" style:parent-style-name="standard">
      <style:graphic-properties draw:stroke="none" draw:stroke-dash="Dash_20_Dot_20_4" svg:stroke-width="0cm" svg:stroke-color="#ffffff" draw:stroke-linejoin="none" svg:stroke-linecap="butt" draw:fill="solid" draw:fill-color="#007b21" draw:textarea-horizontal-align="center" draw:textarea-vertical-align="middle" loext:decorative="false"/>
    </style:style>
    <style:style style:name="gr9" style:family="graphic" style:parent-style-name="standard">
      <style:graphic-properties draw:stroke="solid" draw:stroke-dash="Dash_20_Dot_20_4" svg:stroke-width="0.253cm" svg:stroke-color="#ffffff" draw:stroke-linejoin="miter" svg:stroke-linecap="butt" draw:fill="none" draw:fill-color="#007b21" draw:textarea-horizontal-align="center" draw:textarea-vertical-align="middle" fo:padding-top="0.251cm" fo:padding-bottom="0.251cm" fo:padding-left="0.376cm" fo:padding-right="0.376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6c6ce"/>
      <style:paragraph-properties fo:text-align="center"/>
    </style:style>
    <style:style style:name="P4" style:family="paragraph">
      <loext:graphic-properties draw:fill="solid" draw:fill-color="#16217b"/>
      <style:paragraph-properties fo:text-align="center"/>
    </style:style>
    <style:style style:name="P5" style:family="paragraph">
      <loext:graphic-properties draw:fill="none" draw:fill-color="#16217b"/>
      <style:paragraph-properties fo:text-align="center"/>
    </style:style>
    <style:style style:name="P6" style:family="paragraph">
      <loext:graphic-properties draw:fill="solid" draw:fill-color="#007b21"/>
      <style:paragraph-properties fo:text-align="center"/>
    </style:style>
    <style:style style:name="P7" style:family="paragraph">
      <loext:graphic-properties draw:fill="none" draw:fill-color="#007b21"/>
      <style:paragraph-properties fo:text-align="center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151cm" svg:height="17.696cm" svg:x="1.925cm" svg:y="1.152cm">
          <draw:image xlink:href="Pictures/100012440000635200004240FD26FE86A55E0A08.svg" xlink:type="simple" xlink:show="embed" xlink:actuate="onLoad" draw:mime-type="image/svg+xml">
            <text:p/>
          </draw:image>
          <draw:image xlink:href="Pictures/1000000100000362000002421C719C47B2AC0DB1.png" xlink:type="simple" xlink:show="embed" xlink:actuate="onLoad" draw:mime-type="image/png"/>
        </draw:frame>
      </draw:page>
      <draw:page draw:name="page2" draw:style-name="dp2" draw:master-page-name="Default">
        <draw:g draw:style-name="gr2">
          <draw:custom-shape draw:style-name="gr3" draw:text-style-name="P2" draw:layer="layout" svg:width="26.151cm" svg:height="17.696cm" svg:x="1.925cm" svg:y="1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5" draw:text-style-name="P3" draw:layer="layout" svg:width="18.687cm" svg:height="17.695cm" svg:x="5.656cm" svg:y="1.152cm" svg:viewBox="0 0 18688 17696" svg:d="M7823 1433h-4608c-295 0-388-171-388-439v-994c-1536 406-2827 1438-2827 2881v9485c0 2375 2440 5330 5848 5330 1218 0 2475-530 3493-1008 1153 574 2280 1008 3498 1008 3410 0 5849-2955 5849-5330v-9485c0-1443-1290-2475-2825-2881v994c0 268-94 439-388 439h-4614c-593 0-1060 248-1518 561-460-313-924-561-1520-561z">
              <text:p/>
            </draw:path>
            <draw:path draw:style-name="gr6" draw:text-style-name="P4" draw:layer="layout" svg:width="16.644cm" svg:height="6.291cm" svg:x="6.683cm" svg:y="2.81cm" svg:viewBox="0 0 16645 6292" svg:d="M0 1056c0 3429 6552 1723 6552 5236h1738 63 1737c0-3513 6555-1807 6555-5236 0-458-432-1032-904-1056 0 245-162 680-603 680h-4872c-1072 0-1923 1028-1938 1028-9 0-880-1028-1952-1028h-4868c-442 0-603-435-603-680-475 24-905 598-905 1056z">
              <text:p/>
            </draw:path>
            <draw:path draw:style-name="gr7" draw:text-style-name="P5" draw:layer="layout" svg:width="16.644cm" svg:height="6.291cm" svg:x="6.683cm" svg:y="2.81cm" svg:viewBox="0 0 16645 6292" svg:d="M905 0c-475 24-905 598-905 1056 0 3429 6552 1723 6552 5236h1738 63 1737c0-3513 6555-1807 6555-5236 0-458-432-1032-904-1056 0 245-162 680-603 680h-4872c-1072 0-1923 1028-1938 1028-9 0-880-1028-1952-1028h-4868c-442 0-603-435-603-680z">
              <text:p/>
            </draw:path>
            <draw:path draw:style-name="gr8" draw:text-style-name="P6" draw:layer="layout" svg:width="16.809cm" svg:height="11.222cm" svg:x="6.6cm" svg:y="6.641cm" svg:viewBox="0 0 16810 11223" svg:d="M0 0v6530c0 2446 2339 4693 4903 4693 1556 0 2994-845 3371-1231l133-120 127 120c377 386 1815 1231 3371 1231 2568 0 4905-2247 4905-4693v-6530c-67 791-3076 857-3090 2143v5733h-3513v-4001h-620-2365-621v4001h-3510v-5733c-14-1286-3022-1352-3091-2143z">
              <text:p/>
            </draw:path>
            <draw:path draw:style-name="gr9" draw:text-style-name="P7" draw:layer="layout" svg:width="16.809cm" svg:height="11.222cm" svg:x="6.6cm" svg:y="6.641cm" svg:viewBox="0 0 16810 11223" svg:d="M0 0v6530c0 2446 2339 4693 4903 4693 1556 0 2994-845 3371-1231l133-120 127 120c377 386 1815 1231 3371 1231 2568 0 4905-2247 4905-4693v-6530c-67 791-3076 857-3090 2143v5733h-3513v-4001h-620-2365-621v4001h-3510v-5733c-14-1286-3022-1352-3091-2143z">
              <text:p/>
            </draw:path>
          </draw:g>
        </draw:g>
      </draw:page>
      <draw:page draw:name="page3" draw:style-name="dp2" draw:master-page-name="Default">
        <draw:frame draw:style-name="gr10" draw:text-style-name="P8" draw:layer="layout" svg:width="21.409cm" svg:height="18.31cm" svg:x="4.296cm" svg:y="0.845cm">
          <draw:image xlink:href="Pictures/10000D4F000015FE000012CFA074BCB006691FC2.svg" xlink:type="simple" xlink:show="embed" xlink:actuate="onLoad" draw:mime-type="image/svg+xml">
            <text:p/>
          </draw:image>
          <draw:image xlink:href="Pictures/10000001000000D5000000B6780D3E9FC9C9C03E.png" xlink:type="simple" xlink:show="embed" xlink:actuate="onLoad" draw:mime-type="image/png"/>
        </draw:frame>
      </draw:page>
      <draw:page draw:name="page4" draw:style-name="dp2" draw:master-page-name="Default">
        <draw:frame draw:style-name="gr10" draw:text-style-name="P8" draw:layer="layout" svg:width="22.7cm" svg:height="15cm" svg:x="3.65cm" svg:y="2.5cm">
          <draw:image xlink:href="Pictures/1000058E00001EE0000014678661FECCA3CEDC3B.svg" xlink:type="simple" xlink:show="embed" xlink:actuate="onLoad" draw:mime-type="image/svg+xml">
            <text:p/>
          </draw:image>
          <draw:image xlink:href="Pictures/100000010000012B000000C5895CEBE457B7DD2D.png" xlink:type="simple" xlink:show="embed" xlink:actuate="onLoad" draw:mime-type="image/png"/>
        </draw:frame>
      </draw:page>
      <draw:page draw:name="page5" draw:style-name="dp2" draw:master-page-name="Default">
        <draw:frame draw:style-name="gr10" draw:text-style-name="P8" draw:layer="layout" svg:width="14.29cm" svg:height="18.3cm" svg:x="7.855cm" svg:y="0.85cm">
          <draw:image xlink:href="Pictures/10017FD60000116F000016531442E3AF31B3F3B0.svg" xlink:type="simple" xlink:show="embed" xlink:actuate="onLoad" draw:mime-type="image/svg+xml">
            <text:p/>
          </draw:image>
          <draw:image xlink:href="Pictures/10000001000000A9000000D85E35D5D40106B437.png" xlink:type="simple" xlink:show="embed" xlink:actuate="onLoad" draw:mime-type="image/png"/>
        </draw:frame>
      </draw:page>
      <draw:page draw:name="page6" draw:style-name="dp2" draw:master-page-name="Default">
        <draw:frame draw:style-name="gr10" draw:text-style-name="P8" draw:layer="layout" svg:width="18.711cm" svg:height="18cm" svg:x="5.645cm" svg:y="1cm">
          <draw:image xlink:href="Pictures/100004F800001787000016A2260584D227CD4126.svg" xlink:type="simple" xlink:show="embed" xlink:actuate="onLoad" draw:mime-type="image/svg+xml">
            <text:p/>
          </draw:image>
          <draw:image xlink:href="Pictures/10000001000000E4000000DBAC5C0D171E58564A.png" xlink:type="simple" xlink:show="embed" xlink:actuate="onLoad" draw:mime-type="image/png"/>
        </draw:frame>
      </draw:page>
      <draw:page draw:name="page7" draw:style-name="dp2" draw:master-page-name="Default">
        <draw:frame draw:style-name="gr10" draw:text-style-name="P8" draw:layer="layout" svg:width="19.354cm" svg:height="18cm" svg:x="5.323cm" svg:y="1cm">
          <draw:image xlink:href="Pictures/1000073F000017A2000015FB4C41995623E7DC4F.svg" xlink:type="simple" xlink:show="embed" xlink:actuate="onLoad" draw:mime-type="image/svg+xml">
            <text:p/>
          </draw:image>
          <draw:image xlink:href="Pictures/1000073F000017A2000015FB4C41995623E7DC4F.svg" xlink:type="simple" xlink:show="embed" xlink:actuate="onLoad" draw:mime-type="image/svg+xml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2T22:59:38.250000000</dc:date>
    <meta:editing-duration>PT43M9S</meta:editing-duration>
    <meta:editing-cycles>2</meta:editing-cycles>
    <meta:generator>LibreOffice/7.6.2.1$Windows_X86_64 LibreOffice_project/56f7684011345957bbf33a7ee678afaf4d2ba333</meta:generator>
    <meta:document-statistic meta:object-count="14"/>
  </office:meta>
</office:document-meta>
</file>